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officeooo:paragraph-rsid="000e4a19"/>
    </style:style>
    <style:style style:name="P3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weight="bold" officeooo:rsid="000e4a19" officeooo:paragraph-rsid="000e4a19" style:font-weight-asian="bold" style:font-weight-complex="bold"/>
    </style:style>
    <style:style style:name="P5" style:family="paragraph" style:parent-style-name="Standard">
      <style:paragraph-properties fo:line-height="100%" style:writing-mode="lr-tb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fo:font-weight="normal" officeooo:rsid="000e4a19" officeooo:paragraph-rsid="000e4a19" style:font-weight-asian="normal" style:font-weight-complex="normal"/>
    </style:style>
    <style:style style:name="P7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92dd"/>
    </style:style>
    <style:style style:name="T3" style:family="text">
      <style:text-properties fo:font-weight="normal" officeooo:rsid="000f92dd" style:font-weight-asian="normal" style:font-weight-complex="normal"/>
    </style:style>
    <style:style style:name="T4" style:family="text">
      <style:text-properties officeooo:rsid="00115ec9"/>
    </style:style>
    <style:style style:name="T5" style:family="text">
      <style:text-properties officeooo:rsid="0011bd10"/>
    </style:style>
    <style:style style:name="T6" style:family="text">
      <style:text-properties officeooo:rsid="00128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4">Administrador</text:p>
      <text:p text:style-name="P6"/>
      <text:p text:style-name="P1"><text:span text:style-name="T1">Sendo</text:span> o administrador do sistema <text:span text:style-name="T6">SGDS.</text:span></text:p>
      <text:p text:style-name="P1"><text:span text:style-name="T1">Posso</text:span> incluir novos setores no sistema.</text:p>
      <text:p text:style-name="P1"><text:span text:style-name="T1">Para</text:span> <text:span text:style-name="T2">permiter que servidores estejam vinculados aos setores que trabalham.</text:span></text:p>
      <text:p text:style-name="P1"/>
      <text:p text:style-name="P1"><text:span text:style-name="T1">Cenário 1:</text:span> Cadastrar S<text:span text:style-name="T2">etor</text:span></text:p>
      <text:p text:style-name="P1"><text:span text:style-name="T1">Dado que</text:span> é um setor não cadastrado no sistema</text:p>
      <text:p text:style-name="P1"><text:span text:style-name="T1"><text:tab/>E</text:span> já estou autenticado</text:p>
      <text:p text:style-name="P1"><text:span text:style-name="T1">Quando</text:span> entro com os dados do novo setor</text:p>
      <text:p text:style-name="P1"><text:span text:style-name="T1">Então</text:span> setor será cadastrado no banco de dados</text:p>
      <text:p text:style-name="P1"><text:tab/>E mostra mensagem “<text:span text:style-name="T2">S</text:span>etor cadastrado com sucesso”.</text:p>
      <text:p text:style-name="P1"/>
      <text:p text:style-name="P1"><text:span text:style-name="T1">Cenário 2:</text:span> <text:span text:style-name="T2">S</text:span>etor já cadastrado</text:p>
      <text:p text:style-name="P1"><text:span text:style-name="T1">Dado que </text:span><text:span text:style-name="T3">é</text:span> um setor cadastrado no sistema</text:p>
      <text:p text:style-name="P1"><text:span text:style-name="T1"><text:tab/>E</text:span> já estou autenticado</text:p>
      <text:p text:style-name="P1"><text:span text:style-name="T1">Quando</text:span> entro com os dados do novo setor</text:p>
      <text:p text:style-name="P1"><text:span text:style-name="T1">Então</text:span> setor não será cadastrado no banco de dados</text:p>
      <text:p text:style-name="P1"><text:span text:style-name="T1"><text:tab/>E</text:span> mostra mensagem “<text:span text:style-name="T2">S</text:span>etor já cadastrado”.</text:p>
      <text:p text:style-name="P1"/>
      <text:p text:style-name="P1"><text:span text:style-name="T1">Cenário 3:</text:span> Dados Obrigatórios não preenchidos</text:p>
      <text:p text:style-name="P1"><text:span text:style-name="T1">Dado que</text:span> é um setor não cadastrado no sistema</text:p>
      <text:p text:style-name="P1"><text:tab/><text:span text:style-name="T1">E</text:span> já estou autenticado</text:p>
      <text:p text:style-name="P1"><text:span text:style-name="T1">Quando</text:span> entro com os dados do novo setor e não preencho campos obrigatórios</text:p>
      <text:p text:style-name="P1"><text:span text:style-name="T1">Então</text:span> não será efetuado o cadastro</text:p>
      <text:p text:style-name="P1"><text:s/><text:tab/><text:span text:style-name="T1">E</text:span> mostra mensagem “Campos obrigatórios não preenchidos”.</text:p>
      <text:p text:style-name="P1"/>
      <text:p text:style-name="P1"><text:span text:style-name="T1">Cenário 4:</text:span> Dados preenchidos inválidos</text:p>
      <text:p text:style-name="P1"><text:span text:style-name="T1">Dado que</text:span> é um setor não cadastrado no sistema</text:p>
      <text:p text:style-name="P1"><text:tab/><text:span text:style-name="T1">E</text:span> já estou autenticado</text:p>
      <text:p text:style-name="P1"><text:span text:style-name="T1">Quando</text:span> entro com os dados do novo setor e preencho um ou mais campos com dados inválidos</text:p>
      <text:p text:style-name="P1"><text:span text:style-name="T1">Então</text:span> não será efetuado o cadastro</text:p>
      <text:p text:style-name="P1"><text:s/><text:tab/><text:span text:style-name="T1">E</text:span> mostra mensagem “Campos inválidos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title/>
    <meta:initial-creator/>
    <meta:editing-cycles>6</meta:editing-cycles>
    <dc:date>2015-10-15T15:18:30.868000000</dc:date>
    <meta:editing-duration>PT23M57S</meta:editing-duration>
    <meta:document-statistic meta:table-count="0" meta:image-count="0" meta:object-count="0" meta:page-count="1" meta:paragraph-count="28" meta:word-count="194" meta:character-count="1161" meta:non-whitespace-character-count="985"/>
  </office:meta>
</office:document-meta>
</file>